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6" table:default-cell-style-name="Default"/>
        <table:table-column table:style-name="co2" table:number-columns-repeated="14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/>
          <table:table-cell office:value-type="string" calcext:value-type="string">
            <text:p>I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number-columns-repeated="14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number-columns-repeated="14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table:number-columns-repeated="14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14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table:number-columns-repeated="14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number-columns-repeated="14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table:number-columns-repeated="14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number-columns-repeated="14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14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14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14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14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14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14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14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14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14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14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14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14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14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14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14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1:12:44.655030384</meta:creation-date>
    <dc:date>2019-02-26T11:40:53.804357632</dc:date>
    <meta:editing-duration>PT6M57S</meta:editing-duration>
    <meta:editing-cycles>1</meta:editing-cycles>
    <meta:document-statistic meta:table-count="1" meta:cell-count="702" meta:object-count="0"/>
    <meta:generator>LibreOffice/6.0.7.3$Linux_X86_64 LibreOffice_project/00m0$Build-3</meta:generator>
  </office:meta>
</office:document-meta>
</file>